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droid sans mono', Monaco, Menlo, 'courier new', Courier, monospace"/>
    <style:font-face style:name="Open Sans" svg:font-family="'Open Sans', 'Helvetica Neue', Helvetica, Arial, sans-serif"/>
    <style:font-face style:name="apple-system" svg:font-family="apple-system, BlinkMacSystemFont, 'Segoe UI', Roboto, Oxygen, Ubuntu, Cantarell, 'Open Sans', 'Helvetica Neue', sans-serif"/>
    <style:font-face style:name="open sans" svg:font-family="'open sans', 'helvetica neue', Helvetica, Arial, sans-serif"/>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Text_20_body">
      <style:paragraph-properties fo:margin-left="0cm" fo:margin-right="0cm" fo:orphans="2" fo:widows="2" fo:text-indent="0cm" style:auto-text-indent="false"/>
      <style:text-properties officeooo:paragraph-rsid="001fa559"/>
    </style:style>
    <style:style style:name="P5" style:family="paragraph" style:parent-style-name="Text_20_body">
      <style:paragraph-properties fo:margin-left="0cm" fo:margin-right="0cm" fo:orphans="2" fo:widows="2" fo:text-indent="0cm" style:auto-text-indent="false"/>
      <style:text-properties officeooo:paragraph-rsid="002308fc"/>
    </style:style>
    <style:style style:name="P6" style:family="paragraph" style:parent-style-name="Text_20_body">
      <style:paragraph-properties fo:margin-left="0cm" fo:margin-right="0cm" fo:orphans="2" fo:widows="2" fo:text-indent="0cm" style:auto-text-indent="false"/>
      <style:text-properties style:font-name="Courier New1" fo:font-size="11pt" style:font-size-asian="11pt" style:font-size-complex="11pt"/>
    </style:style>
    <style:style style:name="P7"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8" style:family="paragraph" style:parent-style-name="Standard">
      <style:paragraph-properties fo:margin-left="0cm" fo:margin-right="0cm" fo:text-align="justify" style:justify-single-word="false" fo:orphans="2" fo:widows="2" fo:text-indent="0cm" style:auto-text-indent="false"/>
      <style:text-properties officeooo:paragraph-rsid="001cf27e"/>
    </style:style>
    <style:style style:name="P9" style:family="paragraph" style:parent-style-name="Standard">
      <style:paragraph-properties fo:margin-left="0cm" fo:margin-right="0cm" fo:text-align="justify" style:justify-single-word="false" fo:orphans="2" fo:widows="2" fo:text-indent="0cm" style:auto-text-indent="false"/>
      <style:text-properties style:font-name="Courier New1" fo:font-size="11pt" style:font-size-asian="11pt" style:font-size-complex="11pt"/>
    </style:style>
    <style:style style:name="P10" style:family="paragraph" style:parent-style-name="Footer">
      <style:text-properties officeooo:rsid="002648d7" officeooo:paragraph-rsid="002648d7"/>
    </style:style>
    <style:style style:name="P11" style:family="paragraph" style:parent-style-name="Heading_20_1" style:list-style-name="WWNum1" style:master-page-name="First_20_Page">
      <style:paragraph-properties style:page-number="auto"/>
      <style:text-properties officeooo:rsid="001aab58" officeooo:paragraph-rsid="001aab58"/>
    </style:style>
    <style:style style:name="T1" style:family="text">
      <style:text-properties style:font-name="Wingdings"/>
    </style:style>
    <style:style style:name="T2" style:family="text">
      <style:text-properties fo:language="es" fo:country="ES"/>
    </style:style>
    <style:style style:name="T3" style:family="text">
      <style:text-properties fo:font-variant="normal" fo:text-transform="none" fo:color="#201a1b" style:font-name="open sans" fo:font-size="13.5pt" fo:letter-spacing="normal" fo:font-style="normal" fo:font-weight="normal"/>
    </style:style>
    <style:style style:name="T4" style:family="text">
      <style:text-properties fo:font-variant="normal" fo:text-transform="none" fo:color="#201a1b" fo:letter-spacing="normal"/>
    </style:style>
    <style:style style:name="T5" style:family="text">
      <style:text-properties fo:font-variant="normal" fo:text-transform="none" fo:color="#201a1b" fo:letter-spacing="normal" fo:font-style="normal" fo:font-weight="normal"/>
    </style:style>
    <style:style style:name="T6" style:family="text">
      <style:text-properties fo:font-variant="normal" fo:text-transform="none" fo:color="#201a1b" fo:letter-spacing="normal" fo:font-style="normal" fo:font-weight="normal" officeooo:rsid="001e36b4"/>
    </style:style>
    <style:style style:name="T7" style:family="text">
      <style:text-properties fo:font-variant="normal" fo:text-transform="none" fo:color="#201a1b" style:font-name="Courier New1" fo:letter-spacing="normal" fo:font-style="normal" fo:font-weight="normal" fo:background-color="#f5f5f5" loext:char-shading-value="0" loext:padding="0cm" loext:border="none"/>
    </style:style>
    <style:style style:name="T8" style:family="text">
      <style:text-properties fo:font-variant="normal" fo:text-transform="none" fo:color="#201a1b" style:font-name="Courier New1" fo:font-size="11pt" fo:letter-spacing="normal" fo:font-style="normal" fo:font-weight="normal" style:font-size-asian="11pt" style:font-size-complex="11pt"/>
    </style:style>
    <style:style style:name="T9" style:family="text">
      <style:text-properties fo:font-variant="normal" fo:text-transform="none" fo:color="#201a1b" style:font-name="Courier New1" fo:font-size="11pt" fo:letter-spacing="normal" fo:font-style="normal" fo:font-weight="normal" fo:background-color="#f5f5f5" loext:char-shading-value="0" style:font-size-asian="11pt" style:font-size-complex="11pt" loext:padding="0cm" loext:border="none"/>
    </style:style>
    <style:style style:name="T10" style:family="text">
      <style:text-properties fo:font-variant="normal" fo:text-transform="none" fo:color="#333333" style:font-name="Courier New1" fo:font-size="11pt" fo:letter-spacing="normal" fo:font-style="normal" fo:font-weight="normal" style:font-size-asian="11pt" style:font-size-complex="11pt"/>
    </style:style>
    <style:style style:name="T11" style:family="text">
      <style:text-properties fo:font-variant="normal" fo:text-transform="none" fo:color="#333333" style:font-name="apple-system" fo:font-size="14.25pt" fo:letter-spacing="normal" fo:font-style="normal" fo:font-weight="normal" style:font-size-asian="11pt" style:font-size-complex="11pt"/>
    </style:style>
    <style:style style:name="T12" style:family="text">
      <style:text-properties officeooo:rsid="001c9c73"/>
    </style:style>
    <style:style style:name="T13" style:family="text">
      <style:text-properties style:font-name="Courier New1" fo:font-size="11pt" style:font-size-asian="11pt" style:font-size-complex="11pt"/>
    </style:style>
    <style:style style:name="T14" style:family="text">
      <style:text-properties officeooo:rsid="001e36b4"/>
    </style:style>
    <style:style style:name="T15" style:family="text">
      <style:text-properties officeooo:rsid="001fa5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85656914" text:style-name="WWNum1">
        <text:list-header>
          <text:h text:style-name="P11" text:outline-level="1">SOLID, DRY, KISS</text:h>
        </text:list-header>
      </text:list>
      <text:list xml:id="list48484360" text:style-name="Outline">
        <text:list-item>
          <text:h text:style-name="Heading_20_1" text:outline-level="1">Android Estudio V3.0.17/Flutter</text:h>
        </text:list-item>
      </text:list>
      <text:p text:style-name="Standard"/>
      <text:p text:style-name="Standard">Objetivo:</text:p>
      <text:p text:style-name="Standard"/>
      <text:p text:style-name="Standard">F.Creación:<text:span text:style-name="T12">18-10</text:span>-2018</text:p>
      <text:p text:style-name="Standard"/>
      <text:p text:style-name="P2">Link de Interes:<text:tab/><text:tab/><text:a xlink:type="simple" xlink:href="https://librosweb.es/libro/tdd/" text:style-name="Internet_20_link" text:visited-style-name="Visited_20_Internet_20_Link"><text:span text:style-name="T15">TDD</text:span></text:a><text:tab/><text:span text:style-name="T15">(Desarrollo guiado por prueb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aximo Meza </text:p>
      <text:p text:style-name="P2">max82574971@gmail.com</text:p>
      <text:p text:style-name="P2"><text:soft-page-break/></text:p>
      <text:p text:style-name="Subtitle">S.O.L.I.D <text:s text:c="2"/></text:p>
      <text:p text:style-name="P3"><text:span text:style-name="T3">El problema con el modelado tradicional es que no se ocupa en profundidad de la gestión de dependencias entre clases sino de la conceptualización</text:span> </text:p>
      <text:list xml:id="list160845018281653" text:continue-numbering="true" text:style-name="Outline">
        <text:list-item>
          <text:list>
            <text:list-item>
              <text:h text:style-name="Heading_20_2" text:outline-level="2">Single Responsibility Principle (SRP),</text:h>
            </text:list-item>
          </text:list>
        </text:list-item>
      </text:list>
      <text:p text:style-name="P9"><text:span text:style-name="T5">cada clase debe ocuparse de un solo menester. Visto de otro modo, R. Martin dice que cada clase debería tener un único motivo para ser modificada.</text:span> </text:p>
      <text:p text:style-name="P8"><text:span text:style-name="T8">El efecto que produce este principio son clases con nombres muy descriptivos y por tanto largos, que tienen menos de cinco métodos que no contienen más de 15 líneas de código.</text:span><text:span text:style-name="T13"> </text:span></text:p>
      <text:p text:style-name="P8"><text:span text:style-name="T10">En muchas ocasiones estamos tentados a poner un método reutilizable que no tienen nada que ver con la clase simplemente porque lo utiliza y nos pilla más a mano. En ese momento pensamos "Ya que estamos aquí, para que voy a crear una clase para realizar esto. Directamente lo pongo aquí"</text:span><text:span text:style-name="T11">.</text:span><text:span text:style-name="T13"> </text:span></text:p>
      <text:list xml:id="list160845627820025" text:continue-numbering="true" text:style-name="Outline">
        <text:list-item>
          <text:list>
            <text:list-item>
              <text:h text:style-name="Heading_20_2" text:outline-level="2">Open-Closed Principle (OCP)</text:h>
            </text:list-item>
          </text:list>
        </text:list-item>
      </text:list>
      <text:p text:style-name="P6"><text:span text:style-name="T5">Una entidad software (una clase, módulo o función) debe estar abierta a extensiones pero cerrada a modificaciones. Puesto que el software requiere cambios y que unas entidades dependen de otras, las modificaciones en el código de una de ellas puede generar indeseables efectos colaterales en cascada</text:span> </text:p>
      <text:p text:style-name="P6"><text:span text:style-name="T6">H</text:span><text:span text:style-name="T5">ay varias técnicas dependiendo del diseño, una podría ser mediante herencia y redefinición de los métodos de la clase padre, donde dicha clase padre podría incluso ser abstracta. La otra podría ser inyectando dependencias que cumplen el mismo contrato (que tienen la misma interfaz) </text:span><text:s/></text:p>
      <text:list xml:id="list160845161907855" text:continue-numbering="true" text:style-name="Outline">
        <text:list-item>
          <text:list>
            <text:list-item>
              <text:h text:style-name="Heading_20_2" text:outline-level="2"/>
            </text:list-item>
            <text:list-item>
              <text:h text:style-name="Heading_20_2" text:outline-level="2"><text:span text:style-name="T14">L</text:span>iskov Substitution Principle (LSP)</text:h>
            </text:list-item>
          </text:list>
        </text:list-item>
      </text:list>
      <text:p text:style-name="P4"><text:span text:style-name="T8">si una función recibe un objeto como parámetro, de tipo </text:span><text:span text:style-name="Source_20_Text"><text:span text:style-name="T9">X</text:span></text:span><text:span text:style-name="T8"> y en su lugar le pasamos otro de tipo </text:span><text:span text:style-name="Source_20_Text"><text:span text:style-name="T9">Y</text:span></text:span><text:span text:style-name="T8">, que hereda de </text:span><text:span text:style-name="Source_20_Text"><text:span text:style-name="T9">X</text:span></text:span><text:span text:style-name="T8">, dicha función debe proceder correctamente.</text:span></text:p>
      <text:p text:style-name="P5"><text:span text:style-name="T8">Por el propio polimorfismo, los compiladores e intérpretes admiten este paso de parámetros, la cuestión es si la función de verdad está diseñada para hacer lo que debe, aunque quien recibe como parámetro no es exactamente </text:span><text:span text:style-name="Source_20_Text"><text:span text:style-name="T9">X</text:span></text:span><text:span text:style-name="T8">, sino </text:span><text:span text:style-name="Source_20_Text"><text:span text:style-name="T9">Y</text:span></text:span><text:span text:style-name="T8">.</text:span></text:p>
      <text:p text:style-name="P5"><text:span text:style-name="T8">Que yo suelo denominar como "cuidado con los pingüinos". Este principio dice que una clase derivada no debe modificar el comportamiento de la clase base. La mejor forma de entenderlo es </text:span><text:soft-page-break/><text:span text:style-name="T8">ver cuándo no se cumple. Tenemos una clase base Ave, con el método EstablecerAltitud. Como buenos programadores, hacemos caso al principio Open / Close y creamos dos clases derivadas: Águila y Pingüino. El problema es que los pingüinos no vuelan. La clase derivada tendrá que sobreescribir el método EstablecerAltitud para no hacer nada. Al utilizar la clase Pingüino en el código, tendremos que introducir controles adicionales para no tener problemas. Es decir, si nuestra aplicación utiliza la clase Águila, esta no podrá ser reemplazada por la clase Pingüino de forma directa.</text:span></text:p>
      <text:p text:style-name="P7"/>
      <text:list xml:id="list160844335663629" text:continue-numbering="true" text:style-name="Outline">
        <text:list-item>
          <text:list>
            <text:list-item>
              <text:h text:style-name="Heading_20_2" text:outline-level="2"><text:bookmark text:name="interface-segregation-principle-isp"/>Interface Segregation Principle (ISP)</text:h>
            </text:list-item>
          </text:list>
        </text:list-item>
      </text:list>
      <text:p text:style-name="P6"><text:span text:style-name="T4"><text:s/></text:span><text:span text:style-name="T5">no obliguemos a los clientes a depender de clases o interfaces que no necesitan usar. Tal imposición ocurre cuando una clase o interfaz tiene más métodos de los que un cliente (otra clase o entidad) necesita para sí mismo. </text:span><text:s/></text:p>
      <text:list xml:id="list160844269109186" text:continue-numbering="true" text:style-name="Outline">
        <text:list-item>
          <text:list>
            <text:list-item>
              <text:h text:style-name="Heading_20_2" text:outline-level="2"><text:bookmark text:name="dependency-inversion-principle-dip"/>Dependency Inversión Principle (DIP)</text:h>
            </text:list-item>
          </text:list>
        </text:list-item>
      </text:list>
      <text:p text:style-name="P6"><text:span text:style-name="T5">DIP explica que un módulo concreto </text:span><text:span text:style-name="Source_20_Text"><text:span text:style-name="T7">A</text:span></text:span><text:span text:style-name="T5">, no debe depender directamente de otro módulo concreto </text:span><text:span text:style-name="Source_20_Text"><text:span text:style-name="T7">B</text:span></text:span><text:span text:style-name="T5">, sino de una abstracción de </text:span><text:span text:style-name="Source_20_Text"><text:span text:style-name="T7">B</text:span></text:span><text:span text:style-name="T5">. Tal abstracción es una interfaz o una clase (que podría ser abstracta) que sirve de base para un conjunto de clases hijas.</text:span> </text:p>
      <text:p text:style-name="P6"/>
      <text:p text:style-name="Subtitle">DRY <text:s/>“Don’t repeat yourself”. </text:p>
      <text:p text:style-name="Text_20_body">Cada pieza de funcionalidad debe tener una única, no ambigua y representativa identidad dentro del sistema.</text:p>
      <text:p text:style-name="Text_20_body"/>
      <text:p text:style-name="Text_20_body">Si se aplica este patrón de forma correcta un cambio en cualquier parte de la funcionalidad de un programa no incluye cambios en partes que no tengan una relación lógica con la funcionalidad cambiada.</text:p>
      <text:p text:style-name="Text_20_body"/>
      <text:p text:style-name="Text_20_body">Básicamente lo que se intenta evitar con este principio es que no se duplique el código, porque lo que ocurre luego que el mantenimiento será mucho más difícil ya que no sabremos donde tenemos que cambiar cosas porque no están definidas claramente</text:p>
      <text:p text:style-name="Text_20_body"/>
      <text:p text:style-name="Subtitle">KISS “Keep it simple, Stupid!”</text:p>
      <text:p text:style-name="Subtitle"/>
      <text:p text:style-name="Text_20_body">Este patrón lo que nos dice es que cualquier sistema va a funcionar mejor si se mantiene sencillo que si se vuelve complejo. <text:soft-page-break/>Es decir que la sencillez tiene que ser una meta en el desarrollo y que la complejidad innecesaria debe ser eliminad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droid sans mono', Monaco, Menlo, 'courier new', Courier, monospace"/>
    <style:font-face style:name="Open Sans" svg:font-family="'Open Sans', 'Helvetica Neue', Helvetica, Arial, sans-serif"/>
    <style:font-face style:name="apple-system" svg:font-family="apple-system, BlinkMacSystemFont, 'Segoe UI', Roboto, Oxygen, Ubuntu, Cantarell, 'Open Sans', 'Helvetica Neue', sans-serif"/>
    <style:font-face style:name="open sans" svg:font-family="'open sans', 'helvetica neue', Helvetica, Arial, sans-serif"/>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style style:name="MP2" style:family="paragraph" style:parent-style-name="Footer">
      <style:text-properties officeooo:rsid="002648d7" officeooo:paragraph-rsid="002648d7"/>
    </style:style>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text:s/>de </text:span><text:page-count style:num-format="1">4</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8-10-18T10:14:42.624000000</meta:creation-date>
    <meta:editing-duration>PT35M34S</meta:editing-duration>
    <meta:generator>LibreOffice/6.1.0.3$Windows_X86_64 LibreOffice_project/efb621ed25068d70781dc026f7e9c5187a4decd1</meta:generator>
    <dc:date>2018-10-19T16:08:43.198000000</dc:date>
    <meta:document-statistic meta:table-count="0" meta:image-count="0" meta:object-count="0" meta:page-count="4" meta:paragraph-count="31" meta:word-count="686" meta:character-count="4213" meta:non-whitespace-character-count="35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